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ctical_evaluation_results" table:style-name="ta1">
        <table:table-column table:style-name="co1" table:number-columns-repeated="4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dyn_inc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output_string</text:p>
          </table:table-cell>
          <table:table-cell office:value-type="string" calcext:value-type="string">
            <text:p>output_numeric</text:p>
          </table:table-cell>
        </table:table-row>
        <table:table-row table:style-name="ro2">
          <table:table-cell table:number-columns-repeated="4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3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2" calcext:value-type="float">
            <text:p>0.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4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1152065976605" calcext:value-type="float">
            <text:p>0.12115206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29539180355308" calcext:value-type="float">
            <text:p>0.129539180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195498662542699" calcext:value-type="float">
            <text:p>0.1954986625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3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667168218925" calcext:value-type="float">
            <text:p>0.2776671682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3262941402066" calcext:value-type="float">
            <text:p>0.2932629414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94139277065146" calcext:value-type="float">
            <text:p>0.2941392771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8673930648396" calcext:value-type="float">
            <text:p>0.2786739306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3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3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4" office:value-type="float" office:value="0.85" calcext:value-type="float">
            <text:p>0.85</text:p>
          </table:table-cell>
          <table:table-cell office:value-type="string" calcext:value-type="string">
            <text:p>RETRAIT</text:p>
          </table:table-cell>
          <table:table-cell office:value-type="float" office:value="0.162408618429992" calcext:value-type="float">
            <text:p>0.1624086184</text:p>
          </table:table-cell>
        </table:table-row>
        <table:table-row table:style-name="ro2">
          <table:table-cell table:number-columns-repeated="3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3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277122323822171" calcext:value-type="float">
            <text:p>0.2771223238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3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4890148129347" calcext:value-type="float">
            <text:p>0.4248901481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0.85" calcext:value-type="float">
            <text:p>0.8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23591027227229" calcext:value-type="float">
            <text:p>0.423591027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44378453017032" calcext:value-type="float">
            <text:p>0.44437845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44378453017032" calcext:value-type="float">
            <text:p>0.44437845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3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3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3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4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3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368682685069931" calcext:value-type="float">
            <text:p>0.36868268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34088012558758" calcext:value-type="float">
            <text:p>0.34088012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7238281252368" calcext:value-type="float">
            <text:p>0.43723828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INTAIN</text:p>
          </table:table-cell>
          <table:table-cell office:value-type="float" office:value="0.726297218780644" calcext:value-type="float">
            <text:p>0.726297218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26489397327803" calcext:value-type="float">
            <text:p>0.72648939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39471059947765" calcext:value-type="float">
            <text:p>0.43947105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00899971509547" calcext:value-type="float">
            <text:p>0.40089997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FENCE</text:p>
          </table:table-cell>
          <table:table-cell office:value-type="float" office:value="0.444378453017032" calcext:value-type="float">
            <text:p>0.44437845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NCE</text:p>
          </table:table-cell>
          <table:table-cell office:value-type="float" office:value="0.444378453017032" calcext:value-type="float">
            <text:p>0.44437845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69108765838114" calcext:value-type="float">
            <text:p>0.469108765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1001899410465" calcext:value-type="float">
            <text:p>0.471001899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EFENCE</text:p>
          </table:table-cell>
          <table:table-cell office:value-type="float" office:value="0.474548632379549" calcext:value-type="float">
            <text:p>0.4745486324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MAINTAIN</text:p>
          </table:table-cell>
          <table:table-cell office:value-type="float" office:value="0.734601873201395" calcext:value-type="float">
            <text:p>0.7346018732</text:p>
          </table:table-cell>
        </table:table-row>
        <table:table-row table:style-name="ro2" table:number-rows-repeated="104794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05T19:01:33.489000000</dc:date>
    <meta:editing-duration>PT3M31S</meta:editing-duration>
    <meta:editing-cycles>1</meta:editing-cycles>
    <meta:document-statistic meta:table-count="1" meta:cell-count="3756" meta:object-count="0"/>
    <meta:generator>LibreOffice/4.3.5.2$Windows_x86 LibreOffice_project/3a87456aaa6a95c63eea1c1b3201acedf0751bd5</meta:generator>
  </office:meta>
</office:document-meta>
</file>